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126ada" officeooo:paragraph-rsid="00126ada"/>
    </style:style>
    <style:style style:name="P4" style:family="paragraph" style:parent-style-name="Text_20_body">
      <style:text-properties officeooo:paragraph-rsid="002de596"/>
    </style:style>
    <style:style style:name="P5" style:family="paragraph" style:parent-style-name="Text_20_body">
      <style:text-properties officeooo:rsid="0030b88b" officeooo:paragraph-rsid="0030b88b"/>
    </style:style>
    <style:style style:name="P6" style:family="paragraph" style:parent-style-name="Text_20_body">
      <style:text-properties officeooo:paragraph-rsid="00320c05"/>
    </style:style>
    <style:style style:name="P7" style:family="paragraph" style:parent-style-name="Text_20_body">
      <style:text-properties officeooo:rsid="00334998" officeooo:paragraph-rsid="00334998"/>
    </style:style>
    <style:style style:name="P8" style:family="paragraph" style:parent-style-name="Text_20_body" style:list-style-name="L1">
      <style:text-properties officeooo:rsid="00126ada" officeooo:paragraph-rsid="00126ada"/>
    </style:style>
    <style:style style:name="P9" style:family="paragraph" style:parent-style-name="Text_20_body" style:list-style-name="L1">
      <style:text-properties officeooo:rsid="00129697" officeooo:paragraph-rsid="00151567"/>
    </style:style>
    <style:style style:name="P10" style:family="paragraph" style:parent-style-name="Text_20_body" style:list-style-name="L1">
      <style:text-properties fo:font-weight="bold" officeooo:rsid="0017c444" officeooo:paragraph-rsid="001c0753" style:font-weight-asian="bold" style:font-weight-complex="bold"/>
    </style:style>
    <style:style style:name="P11" style:family="paragraph" style:parent-style-name="Text_20_body" style:list-style-name="L1">
      <style:text-properties fo:font-weight="bold" officeooo:rsid="0017c444" officeooo:paragraph-rsid="001f8b73" style:font-weight-asian="bold" style:font-weight-complex="bold"/>
    </style:style>
    <style:style style:name="P12" style:family="paragraph" style:parent-style-name="Text_20_body" style:list-style-name="L1">
      <style:text-properties fo:font-weight="bold" officeooo:rsid="001f8b73" officeooo:paragraph-rsid="00241e21" style:font-weight-asian="bold" style:font-weight-complex="bold"/>
    </style:style>
    <style:style style:name="P13" style:family="paragraph" style:parent-style-name="Text_20_body" style:list-style-name="L1">
      <style:text-properties fo:font-weight="bold" officeooo:rsid="00260006" officeooo:paragraph-rsid="00260006" style:font-weight-asian="bold" style:font-weight-complex="bold"/>
    </style:style>
    <style:style style:name="P14" style:family="paragraph" style:parent-style-name="Text_20_body">
      <style:text-properties fo:font-style="normal" fo:font-weight="normal" officeooo:rsid="002de596" officeooo:paragraph-rsid="002de596" style:font-style-asian="normal" style:font-weight-asian="normal" style:font-style-complex="normal" style:font-weight-complex="normal"/>
    </style:style>
    <style:style style:name="P15" style:family="paragraph" style:parent-style-name="Text_20_body" style:list-style-name="L2">
      <style:text-properties fo:font-style="normal" fo:font-weight="normal" officeooo:rsid="00334998" officeooo:paragraph-rsid="00334998" style:font-style-asian="normal" style:font-weight-asian="normal" style:font-style-complex="normal" style:font-weight-complex="normal"/>
    </style:style>
    <style:style style:name="P16" style:family="paragraph" style:parent-style-name="Text_20_body" style:list-style-name="L2">
      <style:text-properties officeooo:rsid="00334998" officeooo:paragraph-rsid="00334998"/>
    </style:style>
    <style:style style:name="P17" style:family="paragraph" style:parent-style-name="Text_20_body">
      <style:text-properties officeooo:rsid="0036c925" officeooo:paragraph-rsid="003d92d2"/>
    </style:style>
    <style:style style:name="P18" style:family="paragraph" style:parent-style-name="Text_20_body">
      <style:text-properties officeooo:rsid="00260006" officeooo:paragraph-rsid="0036c925"/>
    </style:style>
    <style:style style:name="P19" style:family="paragraph" style:parent-style-name="Text_20_body">
      <style:text-properties officeooo:rsid="003df093" officeooo:paragraph-rsid="003df093"/>
    </style:style>
    <style:style style:name="P20" style:family="paragraph" style:parent-style-name="Text_20_body">
      <style:paragraph-properties fo:text-align="start" style:justify-single-word="false"/>
      <style:text-properties officeooo:rsid="003f1eb4" officeooo:paragraph-rsid="003f1eb4"/>
    </style:style>
    <style:style style:name="P21" style:family="paragraph" style:parent-style-name="Text_20_body">
      <style:paragraph-properties fo:text-align="start" style:justify-single-word="false"/>
      <style:text-properties officeooo:rsid="0042253b" officeooo:paragraph-rsid="0042253b"/>
    </style:style>
    <style:style style:name="P22" style:family="paragraph" style:parent-style-name="Text_20_body" style:list-style-name="L4">
      <style:paragraph-properties fo:text-align="start" style:justify-single-word="false"/>
      <style:text-properties officeooo:rsid="0042253b" officeooo:paragraph-rsid="0042253b"/>
    </style:style>
    <style:style style:name="P23" style:family="paragraph" style:parent-style-name="Text_20_body">
      <style:text-properties officeooo:rsid="0042253b" officeooo:paragraph-rsid="0042253b"/>
    </style:style>
    <style:style style:name="P24" style:family="paragraph" style:parent-style-name="Text_20_body" style:list-style-name="L4">
      <style:paragraph-properties fo:text-align="start" style:justify-single-word="false"/>
      <style:text-properties officeooo:rsid="0044e7a7" officeooo:paragraph-rsid="0044e7a7"/>
    </style:style>
    <style:style style:name="P25" style:family="paragraph" style:parent-style-name="Text_20_body">
      <style:paragraph-properties fo:text-align="start" style:justify-single-word="false"/>
      <style:text-properties officeooo:rsid="0045b606" officeooo:paragraph-rsid="0045b606"/>
    </style:style>
    <style:style style:name="P26" style:family="paragraph" style:parent-style-name="Heading_20_1">
      <style:paragraph-properties fo:text-align="center" style:justify-single-word="false"/>
    </style:style>
    <style:style style:name="P27" style:family="paragraph" style:parent-style-name="Heading_20_2">
      <style:text-properties officeooo:rsid="00104622" officeooo:paragraph-rsid="00104622"/>
    </style:style>
    <style:style style:name="P28" style:family="paragraph" style:parent-style-name="Heading_20_3">
      <style:text-properties officeooo:rsid="00320c05" officeooo:paragraph-rsid="00320c05"/>
    </style:style>
    <style:style style:name="P29" style:family="paragraph" style:parent-style-name="Heading_20_4">
      <style:text-properties officeooo:rsid="00334998" officeooo:paragraph-rsid="00334998"/>
    </style:style>
    <style:style style:name="P30" style:family="paragraph" style:parent-style-name="Heading_20_4">
      <style:text-properties officeooo:rsid="0036c925" officeooo:paragraph-rsid="0036c925"/>
    </style:style>
    <style:style style:name="T1" style:family="text">
      <style:text-properties officeooo:rsid="00104622"/>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2c119d" style:font-style-asian="italic" style:font-weight-asian="bold" style:font-style-complex="italic" style:font-weight-complex="bold"/>
    </style:style>
    <style:style style:name="T4" style:family="text">
      <style:text-properties fo:font-style="italic" fo:font-weight="bold" officeooo:rsid="002de596" style:font-style-asian="italic" style:font-weight-asian="bold" style:font-style-complex="italic" style:font-weight-complex="bold"/>
    </style:style>
    <style:style style:name="T5" style:family="text">
      <style:text-properties fo:font-style="italic" fo:font-weight="bold" officeooo:rsid="0042253b" style:font-style-asian="italic" style:font-weight-asian="bold" style:font-style-complex="italic" style:font-weight-complex="bold"/>
    </style:style>
    <style:style style:name="T6" style:family="text">
      <style:text-properties fo:font-style="italic" fo:font-weight="normal" officeooo:rsid="002de596" style:font-style-asian="italic" style:font-weight-asian="normal" style:font-style-complex="italic" style:font-weight-complex="normal"/>
    </style:style>
    <style:style style:name="T7" style:family="text">
      <style:text-properties fo:font-style="italic" fo:font-weight="normal" officeooo:rsid="0042253b"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3ba263" style:font-weight-asian="bold" style:font-weight-complex="bold"/>
    </style:style>
    <style:style style:name="T11" style:family="text">
      <style:text-properties fo:font-weight="bold" officeooo:rsid="003fc41b"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officeooo:rsid="001914f1" style:font-style-asian="normal" style:font-style-complex="normal"/>
    </style:style>
    <style:style style:name="T14" style:family="text">
      <style:text-properties fo:font-style="normal" officeooo:rsid="001abc3b" style:font-style-asian="normal" style:font-style-complex="normal"/>
    </style:style>
    <style:style style:name="T15" style:family="text">
      <style:text-properties fo:font-style="normal" officeooo:rsid="001b1fcd" style:font-style-asian="normal" style:font-style-complex="normal"/>
    </style:style>
    <style:style style:name="T16" style:family="text">
      <style:text-properties fo:font-style="normal" officeooo:rsid="0017c444" style:font-style-asian="normal" style:font-style-complex="normal"/>
    </style:style>
    <style:style style:name="T17" style:family="text">
      <style:text-properties fo:font-style="normal" officeooo:rsid="00224478" style:font-style-asian="normal" style:font-style-complex="normal"/>
    </style:style>
    <style:style style:name="T18" style:family="text">
      <style:text-properties fo:font-style="normal" officeooo:rsid="00349220"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26ada" style:font-style-asian="normal" style:font-weight-asian="normal" style:font-style-complex="normal" style:font-weight-complex="normal"/>
    </style:style>
    <style:style style:name="T21" style:family="text">
      <style:text-properties fo:font-style="normal" fo:font-weight="normal" officeooo:rsid="001914f1" style:font-style-asian="normal" style:font-weight-asian="normal" style:font-style-complex="normal" style:font-weight-complex="normal"/>
    </style:style>
    <style:style style:name="T22" style:family="text">
      <style:text-properties fo:font-style="normal" fo:font-weight="normal" officeooo:rsid="001abc3b" style:font-style-asian="normal" style:font-weight-asian="normal" style:font-style-complex="normal" style:font-weight-complex="normal"/>
    </style:style>
    <style:style style:name="T23" style:family="text">
      <style:text-properties fo:font-style="normal" fo:font-weight="normal" officeooo:rsid="001c0753" style:font-style-asian="normal" style:font-weight-asian="normal" style:font-style-complex="normal" style:font-weight-complex="normal"/>
    </style:style>
    <style:style style:name="T24" style:family="text">
      <style:text-properties fo:font-style="normal" fo:font-weight="normal" officeooo:rsid="00224478" style:font-style-asian="normal" style:font-weight-asian="normal" style:font-style-complex="normal" style:font-weight-complex="normal"/>
    </style:style>
    <style:style style:name="T25" style:family="text">
      <style:text-properties fo:font-style="normal" fo:font-weight="normal" officeooo:rsid="0023a775" style:font-style-asian="normal" style:font-weight-asian="normal" style:font-style-complex="normal" style:font-weight-complex="normal"/>
    </style:style>
    <style:style style:name="T26" style:family="text">
      <style:text-properties fo:font-style="normal" fo:font-weight="normal" officeooo:rsid="002a1ee6" style:font-style-asian="normal" style:font-weight-asian="normal" style:font-style-complex="normal" style:font-weight-complex="normal"/>
    </style:style>
    <style:style style:name="T27" style:family="text">
      <style:text-properties fo:font-style="normal" fo:font-weight="normal" officeooo:rsid="002c119d" style:font-style-asian="normal" style:font-weight-asian="normal" style:font-style-complex="normal" style:font-weight-complex="normal"/>
    </style:style>
    <style:style style:name="T28" style:family="text">
      <style:text-properties fo:font-style="normal" fo:font-weight="normal" officeooo:rsid="002de596" style:font-style-asian="normal" style:font-weight-asian="normal" style:font-style-complex="normal" style:font-weight-complex="normal"/>
    </style:style>
    <style:style style:name="T29" style:family="text">
      <style:text-properties fo:font-style="normal" fo:font-weight="normal" officeooo:rsid="002edc94" style:font-style-asian="normal" style:font-weight-asian="normal" style:font-style-complex="normal" style:font-weight-complex="normal"/>
    </style:style>
    <style:style style:name="T30" style:family="text">
      <style:text-properties fo:font-style="normal" fo:font-weight="normal" officeooo:rsid="0031d022" style:font-style-asian="normal" style:font-weight-asian="normal" style:font-style-complex="normal" style:font-weight-complex="normal"/>
    </style:style>
    <style:style style:name="T31" style:family="text">
      <style:text-properties fo:font-style="normal" fo:font-weight="normal" officeooo:rsid="00339d3d" style:font-style-asian="normal" style:font-weight-asian="normal" style:font-style-complex="normal" style:font-weight-complex="normal"/>
    </style:style>
    <style:style style:name="T32" style:family="text">
      <style:text-properties fo:font-style="normal" fo:font-weight="normal" officeooo:rsid="0036c925" style:font-style-asian="normal" style:font-weight-asian="normal" style:font-style-complex="normal" style:font-weight-complex="normal"/>
    </style:style>
    <style:style style:name="T33" style:family="text">
      <style:text-properties fo:font-style="normal" fo:font-weight="normal" officeooo:rsid="00382c0b" style:font-style-asian="normal" style:font-weight-asian="normal" style:font-style-complex="normal" style:font-weight-complex="normal"/>
    </style:style>
    <style:style style:name="T34" style:family="text">
      <style:text-properties fo:font-style="normal" fo:font-weight="normal" officeooo:rsid="0039a2e1" style:font-style-asian="normal" style:font-weight-asian="normal" style:font-style-complex="normal" style:font-weight-complex="normal"/>
    </style:style>
    <style:style style:name="T35" style:family="text">
      <style:text-properties fo:font-style="normal" fo:font-weight="normal" officeooo:rsid="0042253b"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126ada" style:font-style-asian="normal" style:font-weight-asian="bold" style:font-style-complex="normal" style:font-weight-complex="bold"/>
    </style:style>
    <style:style style:name="T38" style:family="text">
      <style:text-properties fo:font-style="normal" fo:font-weight="bold" officeooo:rsid="002a1ee6" style:font-style-asian="normal" style:font-weight-asian="bold" style:font-style-complex="normal" style:font-weight-complex="bold"/>
    </style:style>
    <style:style style:name="T39" style:family="text">
      <style:text-properties fo:font-style="normal" fo:font-weight="bold" officeooo:rsid="0031d022" style:font-style-asian="normal" style:font-weight-asian="bold" style:font-style-complex="normal" style:font-weight-complex="bold"/>
    </style:style>
    <style:style style:name="T40" style:family="text">
      <style:text-properties fo:font-style="normal" fo:font-weight="bold" officeooo:rsid="0036c925" style:font-style-asian="normal" style:font-weight-asian="bold" style:font-style-complex="normal" style:font-weight-complex="bold"/>
    </style:style>
    <style:style style:name="T41" style:family="text">
      <style:text-properties fo:font-style="normal" fo:font-weight="bold" officeooo:rsid="001914f1" style:font-style-asian="normal" style:font-weight-asian="bold" style:font-style-complex="normal" style:font-weight-complex="bold"/>
    </style:style>
    <style:style style:name="T42" style:family="text">
      <style:text-properties style:text-position="0% 100%" fo:font-style="normal" style:font-style-asian="normal" style:font-style-complex="normal"/>
    </style:style>
    <style:style style:name="T43" style:family="text">
      <style:text-properties style:text-position="0% 100%" fo:font-style="normal" officeooo:rsid="0017c444" style:font-style-asian="normal" style:font-style-complex="normal"/>
    </style:style>
    <style:style style:name="T44" style:family="text">
      <style:text-properties style:text-position="0% 100%" fo:font-style="normal" officeooo:rsid="00241e21" style:font-style-asian="normal" style:font-style-complex="normal"/>
    </style:style>
    <style:style style:name="T45" style:family="text">
      <style:text-properties style:text-position="0% 100%" fo:font-style="normal" fo:font-weight="normal" style:font-style-asian="normal" style:font-weight-asian="normal" style:font-style-complex="normal" style:font-weight-complex="normal"/>
    </style:style>
    <style:style style:name="T46" style:family="text">
      <style:text-properties style:text-position="0% 100%" fo:font-style="normal" fo:font-weight="normal" officeooo:rsid="0023a775" style:font-style-asian="normal" style:font-weight-asian="normal" style:font-style-complex="normal" style:font-weight-complex="normal"/>
    </style:style>
    <style:style style:name="T47" style:family="text">
      <style:text-properties style:text-position="0% 100%" fo:font-style="normal" fo:font-weight="normal" officeooo:rsid="00241e21" style:font-style-asian="normal" style:font-weight-asian="normal" style:font-style-complex="normal" style:font-weight-complex="normal"/>
    </style:style>
    <style:style style:name="T48" style:family="text">
      <style:text-properties style:text-position="0% 100%" fo:font-style="normal" fo:font-weight="normal" officeooo:rsid="0017c444" style:font-style-asian="normal" style:font-weight-asian="normal" style:font-style-complex="normal" style:font-weight-complex="normal"/>
    </style:style>
    <style:style style:name="T49" style:family="text">
      <style:text-properties style:text-position="0% 100%" fo:font-style="normal" fo:font-weight="normal" officeooo:rsid="00272af9" style:font-style-asian="normal" style:font-weight-asian="normal" style:font-style-complex="normal" style:font-weight-complex="normal"/>
    </style:style>
    <style:style style:name="T50" style:family="text">
      <style:text-properties style:text-position="0% 100%" fo:font-style="normal" fo:font-weight="normal" officeooo:rsid="0027cc17" style:font-style-asian="normal" style:font-weight-asian="normal" style:font-style-complex="normal" style:font-weight-complex="normal"/>
    </style:style>
    <style:style style:name="T51" style:family="text">
      <style:text-properties style:text-position="0% 100%" fo:font-style="normal" fo:font-weight="normal" officeooo:rsid="0031d022" style:font-style-asian="normal" style:font-weight-asian="normal" style:font-style-complex="normal" style:font-weight-complex="normal"/>
    </style:style>
    <style:style style:name="T52" style:family="text">
      <style:text-properties style:text-position="0% 100%" fo:font-style="normal" fo:font-weight="normal" officeooo:rsid="0039a2e1" style:font-style-asian="normal" style:font-weight-asian="normal" style:font-style-complex="normal" style:font-weight-complex="normal"/>
    </style:style>
    <style:style style:name="T53" style:family="text">
      <style:text-properties style:text-position="0% 100%" fo:font-style="normal" fo:font-weight="bold" style:font-style-asian="normal" style:font-weight-asian="bold" style:font-style-complex="normal" style:font-weight-complex="bold"/>
    </style:style>
    <style:style style:name="T54" style:family="text">
      <style:text-properties style:text-position="0% 100%" fo:font-style="normal" fo:font-weight="bold" officeooo:rsid="0039a2e1" style:font-style-asian="normal" style:font-weight-asian="bold" style:font-style-complex="normal" style:font-weight-complex="bold"/>
    </style:style>
    <style:style style:name="T55" style:family="text">
      <style:text-properties style:text-position="0% 100%" fo:font-style="italic" officeooo:rsid="0023a775" style:font-style-asian="italic" style:font-style-complex="italic"/>
    </style:style>
    <style:style style:name="T56" style:family="text">
      <style:text-properties style:text-position="0% 100%" fo:font-style="italic" fo:font-weight="normal" style:font-style-asian="italic" style:font-weight-asian="normal" style:font-style-complex="italic" style:font-weight-complex="normal"/>
    </style:style>
    <style:style style:name="T57" style:family="text">
      <style:text-properties style:text-position="0% 100%" fo:font-style="italic" fo:font-weight="bold" style:font-style-asian="italic" style:font-weight-asian="bold" style:font-style-complex="italic" style:font-weight-complex="bold"/>
    </style:style>
    <style:style style:name="T58" style:family="text">
      <style:text-properties fo:font-weight="normal" style:font-weight-asian="normal" style:font-weight-complex="normal"/>
    </style:style>
    <style:style style:name="T59" style:family="text">
      <style:text-properties fo:font-weight="normal" officeooo:rsid="003ba263" style:font-weight-asian="normal" style:font-weight-complex="normal"/>
    </style:style>
    <style:style style:name="T60" style:family="text">
      <style:text-properties fo:font-weight="normal" officeooo:rsid="003c40a3" style:font-weight-asian="normal" style:font-weight-complex="normal"/>
    </style:style>
    <style:style style:name="T61" style:family="text">
      <style:text-properties fo:font-weight="normal" officeooo:rsid="003fc41b" style:font-weight-asian="normal" style:font-weight-complex="normal"/>
    </style:style>
    <style:style style:name="T62" style:family="text">
      <style:text-properties fo:font-weight="normal" officeooo:rsid="0042253b" style:font-weight-asian="normal" style:font-weight-complex="normal"/>
    </style:style>
    <style:style style:name="T63" style:family="text">
      <style:text-properties style:text-position="sub 58%" fo:font-style="italic" fo:font-weight="bold" style:font-style-asian="italic" style:font-weight-asian="bold" style:font-style-complex="italic" style:font-weight-complex="bold"/>
    </style:style>
    <style:style style:name="T64" style:family="text">
      <style:text-properties style:text-position="sub 58%" fo:font-style="italic" fo:font-weight="normal" style:font-style-asian="italic" style:font-weight-asian="normal" style:font-style-complex="italic" style:font-weight-complex="normal"/>
    </style:style>
    <style:style style:name="T65" style:family="text">
      <style:text-properties officeooo:rsid="003d92d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span text:style-name="T1">Prima </text:span>Prova in itiner<text:span text:style-name="T1">e</text:span><text:line-break/>Kademlia DHT</text:h>
      <text:p text:style-name="P1">29/04/2019</text:p>
      <text:p text:style-name="P2"/>
      <text:h text:style-name="P27" text:outline-level="2">1. Scelte implementative</text:h>
      <text:p text:style-name="P3">Il codice scritto in Java è stato progettato per rispecchiare le componenti utilizzate in una rete Kademlia reale:</text:p>
      <text:list xml:id="list1279126520" text:style-name="L1">
        <text:list-item>
          <text:p text:style-name="P8"><text:span text:style-name="T9">Contact</text:span>: rappresenta la tripla &lt;ip, porta, id&gt;;</text:p>
        </text:list-item>
        <text:list-item>
          <text:p text:style-name="P9"><text:span text:style-name="T9">Klist</text:span>: è il bucket della routing table. Contiene <text:s/><text:span text:style-name="T2">k</text:span><text:span text:style-name="T19"> </text:span><text:span text:style-name="T37">Contact</text:span><text:span text:style-name="T20">;</text:span></text:p>
        </text:list-item>
        <text:list-item>
          <text:p text:style-name="P10"><text:span text:style-name="T12">ShortList</text:span><text:span text:style-name="T19">: </text:span><text:span text:style-name="T21">è una lista di </text:span><text:span text:style-name="T13">Elements</text:span><text:span text:style-name="T21"> classe wrapper di </text:span><text:span text:style-name="T13">Contact</text:span><text:span text:style-name="T21"> che fornisce utilità come il sorting e il merge di due </text:span><text:span text:style-name="T12">ShortList</text:span><text:span text:style-name="T21">. </text:span></text:p>
          <text:p text:style-name="P11"><text:span text:style-name="T22">Questa classe rappresenta il risultato di una FIND_NODE. Gli elementi non sono inizialmente ordinati (per una questione di efficienza) ma possono essere ordinati con la </text:span><text:span text:style-name="T12">ShortList.</text:span><text:span text:style-name="T14">sort</text:span><text:span text:style-name="T15">() </text:span><text:span text:style-name="T22">che ordina in base al </text:span><text:span text:style-name="T12">ShortList.</text:span><text:span text:style-name="T18">target</text:span><text:span text:style-name="T22"> </text:span><text:span text:style-name="T23">ovvero chi ha richiesto la <text:s/></text:span><text:span text:style-name="T22">FIND_NODE</text:span><text:span text:style-name="T23">.</text:span></text:p>
          <text:p text:style-name="P12"><text:span text:style-name="T19">Il </text:span><text:span text:style-name="T16">ShortList.</text:span><text:span text:style-name="T17">merge</text:span><text:span text:style-name="T15">(</text:span><text:span text:style-name="T17">)</text:span><text:span text:style-name="T24">, oltre aggiungere gli e</text:span><text:span text:style-name="T25">lementi di una lista all’altra, ordina la lista e riduce la lista a massimo </text:span><text:span text:style-name="T55">k</text:span><text:span text:style-name="T46"> elementi. </text:span><text:span text:style-name="T47">Questo affinché la </text:span><text:span text:style-name="T43">ShortList</text:span><text:span text:style-name="T48"> </text:span><text:span text:style-name="T47">non cresca spropositatamente dato che tutti i nodi della <text:s/></text:span><text:span text:style-name="T43">ShortList</text:span><text:span text:style-name="T48"> </text:span><text:span text:style-name="T47">verranno contattati.</text:span></text:p>
        </text:list-item>
        <text:list-item>
          <text:p text:style-name="P13"><text:span text:style-name="T44">N</text:span><text:span text:style-name="T42">ode</text:span><text:span text:style-name="T45">: corrisponde quindi a un peer e implementa le funzioni richieste per creare la rete Kademlia, ovvero FIND_NODE, PING e LOOKUP (anche se quest’ultima non è una primitiva). Ho preferito fornire oltre all’implementazione richiesta che può effettuare ricorsivamente FIND_NODE dato un nodo </text:span><text:span text:style-name="T56">bootstrap</text:span><text:span text:style-name="T45">, la LOOKUP poiché più </text:span><text:span text:style-name="T50">vicina all’implementazione reale</text:span><text:span text:style-name="T45">. </text:span><text:span text:style-name="T49">La differenza rispetto alla consegna è che la FIND_NODE iniziale dell’algortimo viene effettuata sul nodo sorgente invece che sul bootstrap.</text:span></text:p>
        </text:list-item>
      </text:list>
      <text:p text:style-name="P18"><text:span text:style-name="T22">N</text:span><text:span text:style-name="T19">on Relativi a Kademlia abbiamo la classe </text:span><text:span text:style-name="T38">Socket </text:span><text:span text:style-name="T26">e la classe </text:span><text:span text:style-name="T38">Message</text:span><text:span text:style-name="T26">. Queste due classi sono state utilizzate per simulare la comunicazioni fra i nodi. Cambiando l’implementazione di </text:span><text:span text:style-name="T38">Socket</text:span><text:span text:style-name="T26"> potrebbe essere possibile adattare il software a una rete realmente distribuita. </text:span><text:span text:style-name="T32">Nella simulazione viene utilizzato lo stesso oggetto </text:span><text:span text:style-name="T38">Socket</text:span><text:span text:style-name="T32"> da tutte le classi e consente con la sendAndRecive di ottenere il risultato della recive del nodo contattato. </text:span><text:span text:style-name="T33">I messaggi</text:span><text:span text:style-name="T32"> derivati di </text:span><text:span text:style-name="T40">Message</text:span><text:span text:style-name="T32"> che contengono in tipo (PING o FIND) e <text:s/></text:span><text:span text:style-name="T41">Contact </text:span><text:span text:style-name="T32">sorgente </text:span><text:span text:style-name="T33">e </text:span><text:span text:style-name="T32">destinazione, </text:span><text:span text:style-name="T33">quest’ultimi vengono utilizzati per aggiornare il nodo sorgente nel bucket del nodo ricevente (come da protocollo refresh del nodo) </text:span><text:span text:style-name="T34">mentre il secondo viene utilizzato dalla socket per ricercare nella </text:span><text:span text:style-name="T54">Map</text:span><text:span text:style-name="T52">&lt;id, nodo&gt; il nodo di cui invocare la recive simulando la ricezione del messagio.</text:span></text:p>
      <text:p text:style-name="P4"><text:span text:style-name="T26">L</text:span><text:span text:style-name="T27">a generazione degli id di dimensione </text:span><text:span text:style-name="T3">m</text:span><text:span text:style-name="T27"> viene effettuata tramite l’algoritmo SHA3 (libreria esterna, bouncycastle) </text:span><text:span text:style-name="T28">fornendo in input </text:span><text:span text:style-name="T6">ip</text:span><text:span text:style-name="T28"> e </text:span><text:span text:style-name="T6">porta</text:span><text:span text:style-name="T28"> generati casualmente nello spazio rispettivamente <text:s/>degli ipv6 e porte valide. Nel caso fossero richiesti </text:span><text:span text:style-name="T4">m</text:span><text:span text:style-name="T6"> </text:span><text:span text:style-name="T28"><text:s/>superiori a quelli forniti dall’algoritmo viene utilizzato un numero incrementale per generare un digest diverso (evitare di avere ripetizioni). Questo per cercare di mantenere la generazione casuale degli id uniforme. In caso l’hash sia più </text:span><text:soft-page-break/><text:span text:style-name="T28">lungo viene quindi tro</text:span><text:span text:style-name="T29">n</text:span><text:span text:style-name="T28">cato. Questo non dovrebbe inficiarne la l’uniformità, un indicatore di ciò e dato dal fatto che le collisioni (vengono generati id a raffica controllando se sono già stati generati per ottenere id unici) sono comunque ridotte.</text:span></text:p>
      <text:p text:style-name="P14"/>
      <text:p text:style-name="P5"><text:span text:style-name="T28">U</text:span><text:span text:style-name="T19">n fatto particolare è che la </text:span><text:span text:style-name="T53">Klist</text:span><text:span text:style-name="T19"> non fornisce l’operazione di refresh (spostamento in coda di un elemento ancora presente nella rete) poiché è necessaria un operazione di PING per controllare se il nodo è ancora attivo, </text:span><text:span text:style-name="T30">operazione fornita da </text:span><text:span text:style-name="T39">Node</text:span><text:span text:style-name="T51">.</text:span></text:p>
      <text:h text:style-name="P28" text:outline-level="3">1.1 Node</text:h>
      <text:h text:style-name="P29" text:outline-level="4">FIND_NODE</text:h>
      <text:p text:style-name="P7">La <text:s/><text:span text:style-name="T39">Node.</text:span><text:span text:style-name="T36">findNode() </text:span><text:span text:style-name="T19">restituisce una </text:span><text:span text:style-name="T36">ShortList</text:span><text:span text:style-name="T19"> che viene costruita in questo modo:</text:span></text:p>
      <text:list xml:id="list3737580348" text:style-name="L2">
        <text:list-item>
          <text:p text:style-name="P15">Se l’id che viene cercato corrisponde a quello del nodo attuale, viene aggiunto alla lista il nodo attuale, ma dato che la findNode restituisce comunque k nodi, viene scelto come bucket da cui iniziare a prelevare i nodi quello centrale.<text:line-break/>Altrimenti viene scelto il bucket secondo protocollo.</text:p>
        </text:list-item>
        <text:list-item>
          <text:p text:style-name="P16"><text:span text:style-name="T19">Nel caso in cui il bucket scelto non fosse sufficiente a riempire la </text:span><text:span text:style-name="T36">ShortList</text:span><text:span text:style-name="T19">, i bucket successivi vengono selezionati scorrendo </text:span><text:span text:style-name="T31">verso i bucket piu’ vicini ovvero quelli che mantengono il longest prefix match, se non fossero sufficenti l’array dei bucket viene gestito in modo circolare.<text:line-break/>Questo consente di ottenere dei nodi più vicini al tagert.</text:span></text:p>
        </text:list-item>
      </text:list>
      <text:p text:style-name="P23"><text:span text:style-name="T31">L</text:span><text:span text:style-name="T19">a find node è anche responsabile dell’aggiornamento dei bucket, come da protocollo esegue una ping se il kbucket è pieno (Che triggera un refresh nel nodo, sempre raggiungibile nella simulazione) e sposta il nodo in coda… l’altro caso possibile è inserire il nodo con successo. Inoltre è gestito anche il caso in cui il nodo non risponda, se si dovesse introdurre una simulazione di churn.</text:span></text:p>
      <text:h text:style-name="P30" text:outline-level="4">LOOKUP &amp; FIND_NODE RICORSIVA</text:h>
      <text:p text:style-name="P17">La FIND_NODE ricorsvia, risulta molto semplice:</text:p>
      <text:p text:style-name="P17"><text:span text:style-name="T65">Invia</text:span> un messaggio di <text:span text:style-name="T9">FindRequest</text:span><text:span text:style-name="T58"> contenente &lt;id target, lista nodi attraversati&gt;, </text:span><text:span text:style-name="T59">il ricevente esegue una primitiva di findnode e risponde con una </text:span><text:span text:style-name="T10">ShortList</text:span><text:span text:style-name="T59">. Questa viene usata per aggiornare la routing table. </text:span></text:p>
      <text:p text:style-name="P17"><text:span text:style-name="T59">Ordinando la </text:span><text:span text:style-name="T10">ShortList</text:span><text:span text:style-name="T59"> </text:span><text:span text:style-name="T60">si ottiene in cima il nuovo nodo più vicino. Se questo è diverso dal precedente nodo più vicino (inizialmente nella simulazione viene fornito il nodo bootstrap scelto a caso) si aggiunge l’ultimo nodo visitato alla lista dei nodi attraversati e si effettua la chiamata ricorsiva. Altrimenti l’algoritmo termina.</text:span></text:p>
      <text:p text:style-name="P19"><text:span text:style-name="T58">In questo modo tutti i nodi ottenuti contribuiscono all’aggiornamento della tabella di routing, anche se non tutti i nodi ricevuti vengono contattati.</text:span></text:p>
      <text:p text:style-name="P19"><text:span text:style-name="T58">La LOOKUP è implementa da protocollo, unico scelta implementativa è l’utilizzo del merge delle </text:span><text:span text:style-name="T9">ShortList</text:span><text:span text:style-name="T58"> che riduce il numero di nodi da contattare “tagliando” i nodi eccedenti </text:span><text:span text:style-name="T57">k</text:span><text:span text:style-name="T56"> </text:span><text:span text:style-name="T45">preservando i più vicini.</text:span></text:p>
      <text:h text:style-name="Heading_20_4" text:outline-level="4"><text:soft-page-break/>SIMULAZIONE</text:h>
      <text:p text:style-name="P20">I nodi vengono creati man mano che vengono creati e vengono inseriti in una mappa<text:span text:style-name="T9"> Map </text:span>&lt;id, nodo&gt; <text:s/>in che viene utilizzata dalla <text:span text:style-name="T9">Socket</text:span><text:span text:style-name="T58">. </text:span><text:span text:style-name="T61">Lo stesso nodo viene inserito in un </text:span><text:span text:style-name="T11">ArrayList</text:span><text:span text:style-name="T61"> che viene utilizzata per selezionare il nodo di bootstrap casualmente. <text:line-break/></text:span><text:span text:style-name="T62">Abbiamo quindi la versione di find node ricorsiva, che viene richiamata utilizzando un bootsrap casuale. Questa operazione viene ripetuta </text:span><text:span text:style-name="T5">l * k</text:span><text:span text:style-name="T7"> </text:span><text:span text:style-name="T35">volte selezionando un id casuale che viene appositamente modificato per rientrare nel </text:span><text:span text:style-name="T5">k</text:span><text:span text:style-name="T35">-esimo bucket del nodo appena creato.</text:span></text:p>
      <text:p text:style-name="P21"><text:span text:style-name="T19">Se non viene selezionata l’opzione ricorsiva, viene invece eseguita la lookup, ovvero viene inserito il un nodo di bootstrap casuale nella tabella di routing del nodo appena creato tramite </text:span><text:span text:style-name="T39">Node.</text:span><text:span text:style-name="T36">bootstrap()</text:span><text:span text:style-name="T19"> che provvede ad effettuare la prima lookup che ricerca l’id del nodo. Successivamente viene chiamata la </text:span><text:span text:style-name="T39">Node.</text:span><text:span text:style-name="T36">lookup()</text:span><text:span text:style-name="T19"> che effettua la ricerca dei <text:s/></text:span><text:span text:style-name="T2">l * k</text:span><text:span text:style-name="T63"> </text:span><text:span text:style-name="T64"><text:s/></text:span><text:span text:style-name="T45">generati come nel caso della findnode ricorsiva.</text:span></text:p>
      <text:p text:style-name="P21"><text:span text:style-name="T45">La simulazione produce 3 file csv:</text:span></text:p>
      <text:list xml:id="list4219235147" text:style-name="L4">
        <text:list-item>
          <text:p text:style-name="P22"><text:span text:style-name="T45">Quello richiesto, ovvero quello necessario per effettuare l’analisi tramite tool esterno nel formato:</text:span></text:p>
          <text:p text:style-name="P22"><text:span text:style-name="T45">&lt;sorgente, destinazione, numero del nodo, numero di findnode ricevute&gt;</text:span></text:p>
          <text:p text:style-name="P22"><text:span text:style-name="T45">i primi due solo la coppia che identifica gli archi uscenti da </text:span><text:span text:style-name="T56">sorgente</text:span><text:span text:style-name="T45"> e entranti in </text:span><text:span text:style-name="T56">destinazione</text:span><text:span text:style-name="T45"> per poter rappresentare la rete. Mentre il terzo dato rapprensenta quando il nodo è entrato nella rete per avere un idea se quando il nodo è entrato a far parte della rete ha un effetto sulle statistiche. l’ultimo parametro indica quante findnode il nodo a ricevuto;</text:span></text:p>
        </text:list-item>
        <text:list-item>
          <text:p text:style-name="P24">La rappresentazione della tabella di routing del primo nodo che è entrato nella rete alla fine della simulazione;</text:p>
        </text:list-item>
        <text:list-item>
          <text:p text:style-name="P24">La rappresentazione della tabella di routing dell’ultimo nodo che è entrato nella rete.</text:p>
        </text:list-item>
      </text:list>
      <text:p text:style-name="P25">Le tabelle di routing hanno un intestazione che consente di capire a quale bucket si riferiscono (viene inserito ‘*’ nei bit non influenti) e gli id dei nodi presenti. In cima una rappresentazione in binario e in esadecimale dell’id che da il nome al file insieme numero di nodo nel formato “<text:span text:style-name="T8">id_numeroDiNodo.csv”</text:span><text:span text:style-name="T12">.</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2" style:display-name="Header 2" style:family="paragraph" style:parent-style-name="Text_20_body">
      <style:text-properties officeooo:rsid="003df093"/>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7:47:35.669262296</meta:creation-date>
    <dc:date>2019-05-01T00:07:22.212545256</dc:date>
    <meta:editing-duration>PT1H57M</meta:editing-duration>
    <meta:editing-cycles>46</meta:editing-cycles>
    <meta:generator>LibreOffice/6.1.5.2$Linux_X86_64 LibreOffice_project/10$Build-2</meta:generator>
    <meta:document-statistic meta:table-count="0" meta:image-count="0" meta:object-count="0" meta:page-count="3" meta:paragraph-count="35" meta:word-count="1146" meta:character-count="7387" meta:non-whitespace-character-count="6274"/>
  </office:meta>
</office:document-meta>
</file>